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verview Organizations</text:h>
      <text:p text:style-name="Text_20_body">The Organizations view shows all the organizations in the system. They are shown in a table where it is possible to sort the data by the different field names. It is also possible to search for organizations and to show hidden organizations with a button at the top bar. It is also possible to create a new organization from this view by clicking on New organization. This option is only possible for system administrators. </text:p>
      <text:p text:style-name="Text_20_body">The table view contains the following fields:</text:p>
      <text:list xml:id="list1387525035" text:style-name="L1">
        <text:list-item>
          <text:p text:style-name="P1">Organization</text:p>
        </text:list-item>
        <text:list-item>
          <text:p text:style-name="P1">Organization number</text:p>
        </text:list-item>
        <text:list-item>
          <text:p text:style-name="P1">Booking manager</text:p>
        </text:list-item>
        <text:list-item>
          <text:p text:style-name="P1">Phone</text:p>
        </text:list-item>
        <text:list-item>
          <text:p text:style-name="P1">E-mail</text:p>
        </text:list-item>
      </text:list>
      <text:p text:style-name="Text_20_body">Through the Organization field it is possible to view an organization and see all of its content.</text:p>
      <text:h text:style-name="Heading_20_2" text:outline-level="2">New Organization</text:h>
      <text:p text:style-name="Text_20_body">Only system administrators are able to add new organizations to the systems. When creating an organization you have to fill out the following:</text:p>
      <text:list xml:id="list43342611" text:style-name="L2">
        <text:list-item>
          <text:p text:style-name="P2">Organization name</text:p>
        </text:list-item>
        <text:list-item>
          <text:p text:style-name="P2">Organization number</text:p>
        </text:list-item>
        <text:list-item>
          <text:p text:style-name="P2">Web page</text:p>
        </text:list-item>
        <text:list-item>
          <text:p text:style-name="P2">Phone</text:p>
        </text:list-item>
        <text:list-item>
          <text:p text:style-name="P2">E-mail</text:p>
        </text:list-item>
        <text:list-item>
          <text:p text:style-name="P2">Street</text:p>
        </text:list-item>
        <text:list-item>
          <text:p text:style-name="P2">Zip code</text:p>
        </text:list-item>
        <text:list-item>
          <text:p text:style-name="P2">City</text:p>
        </text:list-item>
        <text:list-item>
          <text:p text:style-name="P2">Area</text:p>
        </text:list-item>
        <text:list-item>
          <text:p text:style-name="P2">Description</text:p>
        </text:list-item>
      </text:list>
      <text:p text:style-name="Text_20_body">On each organization there should be two booking managers with the following information:</text:p>
      <text:list xml:id="list2044792530" text:style-name="L3">
        <text:list-item>
          <text:p text:style-name="P3">Name</text:p>
        </text:list-item>
        <text:list-item>
          <text:p text:style-name="P3">Social security number</text:p>
        </text:list-item>
        <text:list-item>
          <text:p text:style-name="P3">E-mail</text:p>
        </text:list-item>
        <text:list-item>
          <text:p text:style-name="P3">Phone</text:p>
        </text:list-item>
      </text:list>
      <text:p text:style-name="Text_20_body">Then press Save.</text:p>
      <text:p text:style-name="Text_20_body">N.B. There must be an organization attached to allocations and bookings. This means that there must be at least one organization in the system to use this functionality. </text:p>
      <text:p text:style-name="Text_20_body">It is not possible to delete a organizations from the system. Only make them inactive. In order to keep the database tidy it is important only to create valid organizations. If in doubt, use a test environment before you create a new organization within the production environment.</text:p>
      <text:h text:style-name="Heading_20_2" text:outline-level="2"><text:soft-page-break/>Organization</text:h>
      <text:p text:style-name="Text_20_body">Each organization shows the following fields:</text:p>
      <text:list xml:id="list82250908" text:style-name="L4">
        <text:list-item>
          <text:p text:style-name="P4">Web page</text:p>
        </text:list-item>
        <text:list-item>
          <text:p text:style-name="P4">E-mail</text:p>
        </text:list-item>
        <text:list-item>
          <text:p text:style-name="P4">Phone</text:p>
        </text:list-item>
        <text:list-item>
          <text:p text:style-name="P4">Description</text:p>
        </text:list-item>
        <text:list-item>
          <text:p text:style-name="P4">Street</text:p>
        </text:list-item>
        <text:list-item>
          <text:p text:style-name="P4">Zip code</text:p>
        </text:list-item>
        <text:list-item>
          <text:p text:style-name="P4">City</text:p>
        </text:list-item>
        <text:list-item>
          <text:p text:style-name="P4">Area</text:p>
        </text:list-item>
      </text:list>
      <text:p text:style-name="Text_20_body">Users with the right authorization are able to edit the organization by clicking the Edit button. It is also possible for the booking managers to update the organizations information from the front end of the booking system.</text:p>
      <text:h text:style-name="Heading_20_2" text:outline-level="2">Edit Organization</text:h>
      <text:p text:style-name="Text_20_body">Each organization contains the following information:</text:p>
      <text:list xml:id="list994038174" text:continue-numbering="true" text:style-name="L4">
        <text:list-item>
          <text:p text:style-name="P4">Organization name</text:p>
        </text:list-item>
        <text:list-item>
          <text:p text:style-name="P4">Organization number</text:p>
        </text:list-item>
        <text:list-item>
          <text:p text:style-name="P4">Web page</text:p>
        </text:list-item>
        <text:list-item>
          <text:p text:style-name="P4">Phone</text:p>
        </text:list-item>
        <text:list-item>
          <text:p text:style-name="P4">E-mail</text:p>
        </text:list-item>
        <text:list-item>
          <text:p text:style-name="P4">Street</text:p>
        </text:list-item>
        <text:list-item>
          <text:p text:style-name="P4">Zip code</text:p>
        </text:list-item>
        <text:list-item>
          <text:p text:style-name="P4">City</text:p>
        </text:list-item>
        <text:list-item>
          <text:p text:style-name="P4">Area</text:p>
        </text:list-item>
        <text:list-item>
          <text:p text:style-name="P4">Active / Inactive</text:p>
        </text:list-item>
        <text:list-item>
          <text:p text:style-name="P4">Description</text:p>
        </text:list-item>
      </text:list>
      <text:p text:style-name="Text_20_body">It is possible to change these values on the organization. You can also edit the information regarding the booking managers:</text:p>
      <text:list xml:id="list786200744" text:continue-list="list2044792530" text:style-name="L3">
        <text:list-item>
          <text:p text:style-name="P3">Name</text:p>
        </text:list-item>
        <text:list-item>
          <text:p text:style-name="P3">Social security number</text:p>
        </text:list-item>
        <text:list-item>
          <text:p text:style-name="P3">E-mail</text:p>
        </text:list-item>
        <text:list-item>
          <text:p text:style-name="P3">Ph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Gothic" svg:font-family="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rik Sjöberg</meta:initial-creator>
    <meta:creation-date>2009-07-28T15:06:53</meta:creation-date>
    <dc:date>2009-07-31T15:09:29</dc:date>
    <dc:creator>Fredrik Sjöberg</dc:creator>
    <meta:editing-duration>PT02H38M42S</meta:editing-duration>
    <meta:editing-cycles>28</meta:editing-cycles>
    <meta:generator>OpenOffice.org/3.1$Unix OpenOffice.org_project/310m11$Build-9399</meta:generator>
    <meta:document-statistic meta:table-count="0" meta:image-count="0" meta:object-count="0" meta:page-count="2" meta:paragraph-count="58" meta:word-count="390" meta:character-count="2195"/>
  </office:meta>
</office:document-meta>
</file>